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sultants<text:tab/><text:tab/>Architectes<text:tab/><text:tab/>Chefs de projets d'integration de SI</text:p>
      <text:p text:style-name="Standard"/>
      <text:p text:style-name="Standard"/>
      <text:p text:style-name="Standard">Consultant Capgemini Technology Services: 3 ans de formation.</text:p>
      <text:p text:style-name="Standard">→ produire logiciels, tester, <text:s/>respecter norme de qualite, cahier des charges</text:p>
      <text:p text:style-name="Standard"/>
      <text:p text:style-name="Standard"/>
      <text:p text:style-name="Standard">Consultant confirme capgemini technology services</text:p>
      <text:p text:style-name="Standard">→ specialise : Analyse fonctionnelle , Technologi et architecture , Gestion de projet et support</text:p>
      <text:p text:style-name="Standard">→ Conception technique a partir de specs, decomposer logiciel en composant de base , definit et pilote strategie d'integration. Participe a la realisation, maintenace, evolutions, validation.</text:p>
      <text:p text:style-name="Standard"/>
      <text:p text:style-name="Standard"/>
      <text:p text:style-name="Standard">Consultant Senior</text:p>
      <text:p text:style-name="Standard">→ 6 metiers specialises de chef</text:p>
      <text:p text:style-name="Standard"/>
      <text:p text:style-name="Standard"/>
      <text:p text:style-name="Standard">Qui developpe ?</text:p>
      <text:p text:style-name="Standard">Quelle est la composition d'une equipe de developpement ?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6T11:23:17.06</meta:creation-date>
    <meta:document-statistic meta:table-count="0" meta:image-count="0" meta:object-count="0" meta:page-count="1" meta:paragraph-count="10" meta:word-count="93" meta:character-count="656"/>
    <dc:date>2011-07-27T17:13:54.24</dc:date>
    <meta:editing-duration>P1DT5H35M24S</meta:editing-duration>
    <meta:editing-cycles>1</meta:editing-cycles>
    <meta:generator>OpenOffice.org/3.3$Win32 OpenOffice.org_project/330m20$Build-9567</meta:generator>
  </office:meta>
</office:document-meta>
</file>